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00%"/>
      <style:text-properties style:text-underline-type="single" style:text-underline-style="solid" style:text-underline-width="auto" style:text-underline-mode="continuous"/>
    </style:style>
    <style:style style:name="P2" style:parent-style-name="Обычный" style:family="paragraph">
      <style:paragraph-properties fo:text-align="center" fo:margin-bottom="0in" fo:line-height="100%"/>
    </style:style>
    <style:style style:name="P3" style:parent-style-name="Обычный" style:family="paragraph">
      <style:paragraph-properties fo:text-align="center" fo:margin-bottom="0in" fo:line-height="100%"/>
    </style:style>
    <style:style style:name="P4" style:parent-style-name="Обычный" style:family="paragraph">
      <style:paragraph-properties fo:text-align="center" fo:margin-bottom="0in" fo:line-height="100%"/>
    </style:style>
    <style:style style:name="P5" style:parent-style-name="Обычный" style:family="paragraph">
      <style:paragraph-properties fo:text-align="center" fo:margin-bottom="0in" fo:line-height="100%"/>
    </style:style>
    <style:style style:name="P6" style:parent-style-name="Обычный" style:family="paragraph">
      <style:paragraph-properties fo:text-align="center" fo:margin-bottom="0in" fo:line-height="100%"/>
    </style:style>
    <style:style style:name="P7" style:parent-style-name="Обычный" style:family="paragraph">
      <style:paragraph-properties fo:text-align="center" fo:margin-bottom="0in" fo:line-height="100%"/>
    </style:style>
    <style:style style:name="P8" style:parent-style-name="Обычный" style:family="paragraph">
      <style:paragraph-properties fo:text-align="center" fo:margin-bottom="0in" fo:line-height="100%"/>
    </style:style>
    <style:style style:name="P9" style:parent-style-name="Обычный" style:family="paragraph">
      <style:paragraph-properties fo:text-align="center" fo:margin-bottom="0in" fo:line-height="100%"/>
    </style:style>
    <style:style style:name="P10" style:parent-style-name="Обычный" style:family="paragraph">
      <style:paragraph-properties fo:text-align="center" fo:margin-bottom="0in" fo:line-height="100%"/>
    </style:style>
    <style:style style:name="P11" style:parent-style-name="Обычный" style:family="paragraph">
      <style:paragraph-properties fo:text-align="center" fo:margin-bottom="0in" fo:line-height="100%"/>
    </style:style>
    <style:style style:name="P12" style:parent-style-name="Обычный" style:family="paragraph">
      <style:paragraph-properties fo:text-align="center" fo:margin-bottom="0in" fo:line-height="100%"/>
    </style:style>
    <style:style style:name="P13" style:parent-style-name="Обычный" style:family="paragraph">
      <style:paragraph-properties fo:text-align="center" fo:margin-bottom="0in" fo:line-height="100%"/>
    </style:style>
    <style:style style:name="P14" style:parent-style-name="Обычный" style:family="paragraph">
      <style:paragraph-properties fo:text-align="center" fo:margin-bottom="0in" fo:line-height="100%"/>
    </style:style>
    <style:style style:name="P15" style:parent-style-name="Обычный" style:family="paragraph">
      <style:paragraph-properties fo:text-align="center" fo:margin-bottom="0in" fo:line-height="100%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center" fo:margin-bottom="0in" fo:line-height="100%"/>
    </style:style>
    <style:style style:name="P18" style:parent-style-name="Обычный" style:family="paragraph">
      <style:paragraph-properties fo:text-align="center" fo:margin-bottom="0in" fo:line-height="100%"/>
    </style:style>
    <style:style style:name="P19" style:parent-style-name="Обычный" style:family="paragraph">
      <style:paragraph-properties fo:text-align="center" fo:margin-bottom="0in" fo:line-height="100%"/>
    </style:style>
    <style:style style:name="P20" style:parent-style-name="Обычный" style:family="paragraph">
      <style:paragraph-properties fo:text-align="center" fo:margin-bottom="0in" fo:line-height="100%"/>
    </style:style>
    <style:style style:name="P21" style:parent-style-name="Обычный" style:family="paragraph">
      <style:paragraph-properties fo:text-align="center" fo:margin-bottom="0in" fo:line-height="100%"/>
    </style:style>
    <style:style style:name="P22" style:parent-style-name="Обычный" style:family="paragraph">
      <style:paragraph-properties fo:text-align="center" fo:margin-bottom="0in" fo:line-height="100%"/>
    </style:style>
    <style:style style:name="P23" style:parent-style-name="Обычный" style:family="paragraph">
      <style:paragraph-properties fo:text-align="center" fo:margin-bottom="0in" fo:line-height="100%"/>
    </style:style>
    <style:style style:name="P24" style:parent-style-name="Обычный" style:family="paragraph">
      <style:paragraph-properties fo:text-align="center" fo:margin-bottom="0in" fo:line-height="100%"/>
    </style:style>
    <style:style style:name="P25" style:parent-style-name="Обычный" style:family="paragraph">
      <style:paragraph-properties fo:text-align="center" fo:margin-bottom="0in" fo:line-height="100%"/>
    </style:style>
    <style:style style:name="P26" style:parent-style-name="Обычный" style:family="paragraph">
      <style:paragraph-properties fo:text-align="center" fo:margin-bottom="0in" fo:line-height="100%"/>
    </style:style>
    <style:style style:name="P27" style:parent-style-name="Обычный" style:family="paragraph">
      <style:paragraph-properties fo:text-align="center" fo:margin-bottom="0in" fo:line-height="100%"/>
    </style:style>
    <style:style style:name="P28" style:parent-style-name="Обычный" style:family="paragraph">
      <style:paragraph-properties fo:text-align="center" fo:margin-bottom="0in" fo:line-height="100%"/>
    </style:style>
    <style:style style:name="P29" style:parent-style-name="Обычный" style:family="paragraph">
      <style:paragraph-properties fo:text-align="center" fo:margin-bottom="0in" fo:line-height="100%"/>
    </style:style>
    <style:style style:name="P30" style:parent-style-name="Обычный" style:family="paragraph">
      <style:paragraph-properties fo:text-align="center" fo:margin-bottom="0in" fo:line-height="100%"/>
    </style:style>
    <style:style style:name="P31" style:parent-style-name="Обычный" style:family="paragraph">
      <style:paragraph-properties fo:text-align="center" fo:margin-bottom="0in" fo:line-height="100%"/>
    </style:style>
    <style:style style:name="P32" style:parent-style-name="Обычный" style:family="paragraph">
      <style:paragraph-properties fo:text-align="center" fo:margin-bottom="0in" fo:line-height="100%"/>
    </style:style>
    <style:style style:name="P33" style:parent-style-name="Обычный" style:family="paragraph">
      <style:paragraph-properties fo:text-align="center" fo:margin-bottom="0in" fo:line-height="100%"/>
    </style:style>
    <style:style style:name="P34" style:parent-style-name="Обычный" style:family="paragraph">
      <style:paragraph-properties fo:text-align="center" fo:margin-bottom="0in" fo:line-height="100%"/>
    </style:style>
    <style:style style:name="P35" style:parent-style-name="Заголовок1" style:family="paragraph">
      <style:paragraph-properties fo:text-align="center"/>
      <style:text-properties style:font-weight-complex="normal" fo:font-size="10pt" style:font-size-asian="10pt" style:font-size-complex="10pt"/>
    </style:style>
    <style:style style:name="P36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7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8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9" style:parent-style-name="Обычный" style:family="paragraph">
      <style:paragraph-properties fo:text-align="center" style:vertical-align="baseline" fo:margin-bottom="0in" fo:line-height="100%" fo:margin-right="0.052in" fo:text-indent="0.3937in"/>
      <style:text-properties style:font-name-asian="Times New Roman" fo:color="#000000" fo:font-size="10pt" style:font-size-asian="10pt" style:font-size-complex="10pt" style:language-asian="ru" style:country-asian="RU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20pt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P5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  <style:text-properties style:text-position="super 66.6%" fo:font-size="12pt" style:font-size-asian="12pt" style:font-size-complex="12pt"/>
    </style:style>
    <style:style style:name="P5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P6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2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3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5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85" style:parent-style-name="Основнойшрифтабзаца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2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6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Заголовок4" style:family="paragraph">
      <style:paragraph-properties style:contextual-spacing="true" fo:text-align="center" fo:margin-top="0in" fo:margin-bottom="0in" fo:line-height="100%" fo:margin-left="0.5in">
        <style:tab-stops>
          <style:tab-stop style:type="left" style:position="0.1895in"/>
        </style:tab-stops>
      </style:paragraph-properties>
      <style:text-properties style:font-name="Times New Roman"/>
    </style:style>
    <style:style style:name="P101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Основнойтекстсотступом" style:family="paragraph">
      <style:paragraph-properties style:contextual-spacing="true" fo:text-align="justify" fo:text-indent="0.1972in"/>
      <style:text-properties fo:font-size="10pt" style:font-size-asian="10pt"/>
    </style:style>
    <style:style style:name="P10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4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5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6" style:parent-style-name="Основнойтекст" style:family="paragraph">
      <style:paragraph-properties style:contextual-spacing="true" fo:text-align="center">
        <style:tab-stops>
          <style:tab-stop style:type="left" style:position="1.2798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8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9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0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1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2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4" style:parent-style-name="Обычный" style:family="paragraph">
      <style:paragraph-properties style:contextual-spacing="true" fo:margin-bottom="0in" fo:line-height="100%" fo:text-indent="0.9847in"/>
      <style:text-properties fo:font-weight="bold" style:font-weight-asian="bold" fo:font-size="10pt" style:font-size-asian="10pt" style:font-size-complex="10pt"/>
    </style:style>
    <style:style style:name="P115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6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7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8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9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0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1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4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5" style:parent-style-name="Обычный" style:family="paragraph">
      <style:paragraph-properties style:contextual-spacing="true" fo:text-align="center" fo:margin-bottom="0in" fo:line-height="100%"/>
      <style:text-properties fo:font-size="10pt" style:font-size-asian="10pt" style:font-size-complex="10pt"/>
    </style:style>
    <style:style style:name="P126" style:parent-style-name="Основнойтекст" style:family="paragraph">
      <style:paragraph-properties style:contextual-spacing="true"/>
      <style:text-properties style:font-size-complex="12pt"/>
    </style:style>
    <style:style style:name="P127" style:parent-style-name="Основнойтекст" style:family="paragraph">
      <style:paragraph-properties style:contextual-spacing="true"/>
      <style:text-properties style:font-size-complex="12pt"/>
    </style:style>
    <style:style style:name="P128" style:parent-style-name="Основнойтекст" style:family="paragraph">
      <style:paragraph-properties style:contextual-spacing="true"/>
      <style:text-properties style:font-size-complex="12pt"/>
    </style:style>
    <style:style style:name="P129" style:parent-style-name="Основнойтекст" style:family="paragraph">
      <style:paragraph-properties style:contextual-spacing="true"/>
      <style:text-properties style:font-size-complex="12pt"/>
    </style:style>
    <style:style style:name="P130" style:parent-style-name="Основнойтекст" style:family="paragraph">
      <style:paragraph-properties style:contextual-spacing="true"/>
      <style:text-properties style:font-size-complex="12pt"/>
    </style:style>
    <style:style style:name="P13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2" style:parent-style-name="Обычный" style:family="paragraph">
      <style:paragraph-properties style:contextual-spacing="true" fo:text-align="justify" fo:margin-bottom="0in" fo:line-height="100%" fo:margin-right="0.0159in"/>
      <style:text-properties fo:font-size="10pt" style:font-size-asian="10pt" style:font-size-complex="10pt"/>
    </style:style>
    <style:style style:name="P133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4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5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36" style:parent-style-name="Основнойтекст" style:family="paragraph">
      <style:paragraph-properties style:contextual-spacing="true"/>
      <style:text-properties fo:font-weight="bold" style:font-weight-asian="bold" fo:font-size="10pt" style:font-size-asian="10pt"/>
    </style:style>
    <style:style style:name="P137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8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9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0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2" style:parent-style-name="Основнойтекст" style:family="paragraph">
      <style:paragraph-properties style:contextual-spacing="true"/>
    </style:style>
    <style:style style:name="T143" style:parent-style-name="Основнойшрифтабзаца" style:family="text">
      <style:text-properties fo:font-size="10pt" style:font-size-asian="10pt"/>
    </style:style>
    <style:style style:name="T144" style:parent-style-name="Основнойшрифтабзаца" style:family="text">
      <style:text-properties fo:font-size="10pt" style:font-size-asian="10pt"/>
    </style:style>
    <style:style style:name="T145" style:parent-style-name="Основнойшрифтабзаца" style:family="text">
      <style:text-properties fo:font-size="10pt" style:font-size-asian="10pt"/>
    </style:style>
    <style:style style:name="T146" style:parent-style-name="Основнойшрифтабзаца" style:family="text">
      <style:text-properties fo:font-size="10pt" style:font-size-asian="10pt"/>
    </style:style>
    <style:style style:name="P1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TableColumn152" style:family="table-column">
      <style:table-column-properties style:column-width="0.5416in" style:use-optimal-column-width="false"/>
    </style:style>
    <style:style style:name="TableColumn153" style:family="table-column">
      <style:table-column-properties style:column-width="3.2958in" style:use-optimal-column-width="false"/>
    </style:style>
    <style:style style:name="TableColumn154" style:family="table-column">
      <style:table-column-properties style:column-width="0.4347in" style:use-optimal-column-width="false"/>
    </style:style>
    <style:style style:name="TableColumn155" style:family="table-column">
      <style:table-column-properties style:column-width="0.4263in" style:use-optimal-column-width="false"/>
    </style:style>
    <style:style style:name="TableColumn156" style:family="table-column">
      <style:table-column-properties style:column-width="0.6701in" style:use-optimal-column-width="false"/>
    </style:style>
    <style:style style:name="Table151" style:family="table">
      <style:table-properties style:width="5.3687in" fo:margin-left="-0.1222in" table:align="left"/>
    </style:style>
    <style:style style:name="TableRow157" style:family="table-row">
      <style:table-row-properties style:min-row-height="0.2555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</style:style>
    <style:style style:name="T160" style:parent-style-name="Основнойшрифтабзаца" style:family="text">
      <style:text-properties fo:font-size="8pt" style:font-size-asian="8pt" style:font-size-complex="8pt"/>
    </style:style>
    <style:style style:name="T161" style:parent-style-name="Основнойшрифтабзаца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6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172" style:family="table-row">
      <style:table-row-properties style:min-row-height="0.1805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</style:style>
    <style:style style:name="T177" style:parent-style-name="Основнойшрифтабзаца" style:family="text">
      <style:text-properties fo:font-size="11pt" style:font-size-asian="11pt" style:font-size-complex="11pt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85" style:family="table-row">
      <style:table-row-properties style:min-row-height="0.17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96" style:family="table-row">
      <style:table-row-properties style:min-row-height="0.1805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1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08" style:family="table-row">
      <style:table-row-properties style:min-row-height="0.1701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19" style:family="table-row">
      <style:table-row-properties style:min-row-height="0.1805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30" style:family="table-row">
      <style:table-row-properties style:min-row-height="0.2604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41" style:family="table-row">
      <style:table-row-properties style:min-row-height="0.2604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52" style:family="table-row">
      <style:table-row-properties style:min-row-height="0.2604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63" style:family="table-row">
      <style:table-row-properties style:min-row-height="0.2604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75" style:family="table-row">
      <style:table-row-properties style:min-row-height="0.2604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87" style:family="table-row">
      <style:table-row-properties style:min-row-height="0.2604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99" style:family="table-row">
      <style:table-row-properties style:min-row-height="0.2604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11" style:family="table-row">
      <style:table-row-properties style:min-row-height="0.2604in"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22" style:family="table-row">
      <style:table-row-properties style:min-row-height="0.2604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33" style:family="table-row">
      <style:table-row-properties style:min-row-height="0.2604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44" style:family="table-row">
      <style:table-row-properties style:min-row-height="0.2604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55" style:family="table-row">
      <style:table-row-properties style:min-row-height="0.2604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66" style:family="table-row">
      <style:table-row-properties style:min-row-height="0.375in"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77" style:family="table-row">
      <style:table-row-properties style:min-row-height="0.2604in"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88" style:family="table-row">
      <style:table-row-properties style:min-row-height="0.2604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400" style:family="table-row">
      <style:table-row-properties style:min-row-height="0.2604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4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12" style:family="table-row">
      <style:table-row-properties style:min-row-height="0.4375in"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23" style:family="table-row">
      <style:table-row-properties style:min-row-height="0.2604in" style:use-optimal-row-height="fals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34" style:family="table-row">
      <style:table-row-properties style:min-row-height="0.2604in"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45" style:family="table-row">
      <style:table-row-properties style:min-row-height="0.2604in"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56" style:family="table-row">
      <style:table-row-properties style:min-row-height="0.2604in"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67" style:family="table-row">
      <style:table-row-properties style:min-row-height="0.2604in"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P478" style:parent-style-name="Обычный" style:family="paragraph">
      <style:paragraph-properties style:contextual-spacing="true" fo:text-align="justify" fo:margin-bottom="0in" fo:line-height="100%"/>
      <style:text-properties fo:font-size="10pt" style:font-size-asian="10pt" style:font-size-complex="10pt"/>
    </style:style>
    <style:style style:name="P479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480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481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482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483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484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48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8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8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8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8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7" style:parent-style-name="Обычный" style:family="paragraph">
      <style:paragraph-properties style:contextual-spacing="true" fo:line-height="100%"/>
      <style:text-properties fo:font-weight="bold" style:font-weight-asian="bold" fo:font-size="10pt" style:font-size-asian="10pt" style:font-size-complex="10pt"/>
    </style:style>
    <style:style style:name="P49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9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0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0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P35" text:outline-level="1">МИНИСТЕРСТВО ОБРАЗОВАНИЯ МОСКОВСКОЙ ОБЛАСТИ</text:h>
      <text:p text:style-name="P36">ГОСУДАРСТВЕННОЕ БЮДЖЕТНОЕ ПРОФЕССИОНАЛЬНОЕ</text:p>
      <text:p text:style-name="P37">ОБРАЗОВАТЕЛЬНОЕ УЧРЕЖДЕНИЕ МОСКОВСКОЙ ОБЛАСТИ</text:p>
      <text:p text:style-name="P38">«ОДИНЦОВСКИЙ ТЕХНИКУМ»</text:p>
      <text:p text:style-name="P39"/>
      <text:p text:style-name="P40"/>
      <text:p text:style-name="P41"/>
      <text:p text:style-name="P42"/>
      <text:p text:style-name="P43"/>
      <text:p text:style-name="P44">ДНЕВНИК<text:s/></text:p>
      <text:p text:style-name="P45"><text:span text:style-name="T46">_________________</text:span><text:span text:style-name="T47">УП 0</text:span><text:span text:style-name="T48">5</text:span><text:span text:style-name="T49">. Уч</text:span><text:span text:style-name="T50">ебная</text:span><text:span text:style-name="T51"><text:s/>практика</text:span><text:span text:style-name="T52">__________________<text:s/></text:span></text:p>
      <text:p text:style-name="P53">вид практики<text:s/>по профессиональному модулю</text:p>
      <text:p text:style-name="P54"><text:span text:style-name="T55">Студент</text:span><text:span text:style-name="T56">а</text:span><text:span text:style-name="T57"><text:s/></text:span><text:span text:style-name="T58">Макарова Александра</text:span><text:span text:style-name="T59">,<text:s/></text:span></text:p>
      <text:p text:style-name="P60"><text:span text:style-name="T61">Учебной<text:s/></text:span><text:span text:style-name="T62">группы<text:s/></text:span><text:span text:style-name="T63">ИС-2</text:span><text:span text:style-name="T64">2П+</text:span><text:line-break/><text:span text:style-name="T65">Специальность 09.02.07 Информационные системы и программирование</text:span></text:p>
      <text:p text:style-name="P66"/>
      <text:p text:style-name="P67">Направлена<text:s/>на<text:s/>учебную практику</text:p>
      <text:p text:style-name="P68">с<text:s/>3<text:s/>сентября<text:s/>2024<text:s/>г. по<text:s/>- -<text:s/>2024<text:s/>г.</text:p>
      <text:p text:style-name="P69"/>
      <text:p text:style-name="P70">Одинцовский техникум</text:p>
      <text:p text:style-name="P71">База<text:s/>практики _________________________________________________<text:s/></text:p>
      <text:p text:style-name="P72">_______________________________________________________________</text:p>
      <text:p text:style-name="P73"/>
      <text:p text:style-name="P74">МП<text:s/>Заместитель директора УПР<text:tab/>_____________ Е.В. Рязанцева</text:p>
      <text:p text:style-name="P75"/>
      <text:p text:style-name="P76">Прибыл на практику<text:s/>3 сентября<text:s/>2024<text:s/>г.</text:p>
      <text:p text:style-name="P77"/>
      <text:p text:style-name="P78">МП<text:s/>Руководители<text:s/>практики:</text:p>
      <text:p text:style-name="P79"><text:span text:style-name="T80">от техникума <text:s text:c="4"/></text:span><text:span text:style-name="T81"><text:s text:c="2"/></text:span><text:span text:style-name="T82"><text:s/></text:span><text:span text:style-name="T83"><text:s/></text:span><text:span text:style-name="T84">Шувалова Ю</text:span><text:span text:style-name="T85">.</text:span><text:span text:style-name="T86">В.</text:span><text:span text:style-name="T87"><text:s/></text:span><text:tab/><text:s/><text:s text:c="7"/>________________</text:p>
      <text:p text:style-name="P88"><text:s/>фамилия и инициалы <text:s text:c="46"/><text:s text:c="15"/><text:s text:c="2"/><text:s text:c="11"/><text:s/>подпись</text:p>
      <text:p text:style-name="P89"><text:span text:style-name="T90">от предприятия</text:span><text:s/>_______________ <text:s text:c="6"/>________________</text:p>
      <text:p text:style-name="P91">фамилия и инициалы <text:s text:c="2"/><text:tab/><text:tab/><text:tab/><text:s/>подпись</text:p>
      <text:p text:style-name="P92"><text:tab/><text:tab/><text:tab/></text:p>
      <text:p text:style-name="P93"/>
      <text:p text:style-name="P94">Закончила<text:s/>практику <text:s/>-<text:s/>-<text:s/>2024<text:s/>г.</text:p>
      <text:p text:style-name="P95"/>
      <text:p text:style-name="P96"/>
      <text:p text:style-name="P97"/>
      <text:p text:style-name="P98"/>
      <text:p text:style-name="P99"/>
      <text:h text:style-name="P100" text:outline-level="4">Правила ведения Дневника<text:s/>практики</text:h>
      <text:p text:style-name="P101"/>
      <text:p text:style-name="P102">1. Дневник практики заполняется студентом лично и ведется ежедневно в течение всего времени прохождения практики.<text:s/></text:p>
      <text:p text:style-name="P103">2. Записи в Дневнике во время прохождения практики включают краткие сведения о проделанной работе, в соответствии с заданием на практику (при необходимости вклеивается дополнительный лист). Раз в неделю студент обязан представлять дневник практики на просмотр руководителю практики от предприятия (для замечаний, дополнительных заданий и подписи).<text:s/></text:p>
      <text:p text:style-name="P104">3. Характеристика работы студента по месту прохождения практики дается руководителем практики от предприятия (организации, учреждения) и заверяется подписью и печатью.</text:p>
      <text:p text:style-name="P105">4. По окончании практики дневник прохождения практики сдается в<text:s/>учебную часть.</text:p>
      <text:p text:style-name="P106">Основные положения по организации производственной практики</text:p>
      <text:p text:style-name="P107">1.<text:s/>Практика студентов техникума организуется в соответствии с требованиями Федерального государственного образовательного стандарта среднего профессионального образования и Положения «Об организации и проведении практик, обучающихся в Государственном бюджетном профессиональном образовательном учреждении Московской области «Одинцовский техникум». <text:s/></text:p>
      <text:p text:style-name="P108">Производственная практика проводится в объеме часов, определенных учебным планом техникума, в организациях, предприятиях и учреждениях, согласно заключенным договорам.<text:s/></text:p>
      <text:p text:style-name="P109">2. Основной целью практики является приобретение и совершенствование профессиональных компетенций, выполнение обязанностей по должностному предназначению, углубление и закрепление полученных в процессе обучения знаний, навыков, умений, а также накопление информационно-аналитического материала и опыта, необходимых для написания и защиты выпускной квалификационной работы (дипломной работы, дипломного проекта).</text:p>
      <text:p text:style-name="P110">3. Перед началом практики студент должен получить:</text:p>
      <text:p text:style-name="P111">- <text:s/>задание на практику;</text:p>
      <text:p text:style-name="P112">– договор о проведении практики;</text:p>
      <text:p text:style-name="P113">– Дневник практики</text:p>
      <text:p text:style-name="P114">Во время прохождения практики студент обязан:</text:p>
      <text:p text:style-name="P115">– представить руководителю практики от предприятия Дневник практики, пройти инструктаж по технике безопасности и правилам эксплуатации оборудования, ознакомиться с рабочим местом и получить задание от руководителя практики от предприятия и инструкции по их выполнению, уточнить календарный график (план) практики;</text:p>
      <text:p text:style-name="P116">– изучить и строго соблюдать правила охраны труда, техники безопасности и правила внутреннего трудового распорядка;</text:p>
      <text:p text:style-name="P117">– своевременно и четко выполнять указания и рекомендации руководителя практики, активно участвовать в общественной жизни коллектива предприятия (организации);</text:p>
      <text:p text:style-name="P118">– нести ответственность за выполняемую работу и ее результаты;</text:p>
      <text:p text:style-name="P119">– вести Дневник практики;</text:p>
      <text:p text:style-name="P120">– полностью выполнить задания, предусмотренные<text:s/>заданием и<text:s/>программой практики;</text:p>
      <text:p text:style-name="P121">– подготовиться к аттестации по итогам прохождения практики.</text:p>
      <text:p text:style-name="P122"/>
      <text:p text:style-name="P123">Отзыв руководителя<text:s/>практики от<text:s/>предприятия\организации</text:p>
      <text:p text:style-name="P124">о работе студента, характеристика работы студента</text:p>
      <text:p text:style-name="P125">(с указанием уровня освоения профессиональных компетенций)</text:p>
      <text:p text:style-name="P126">_____________________________________________________________________________________________________________________________________________________________________________________________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8">_____________________________________________________________________________________________________________________________________________________________________________________________</text:p>
      <text:p text:style-name="P129">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0"/>
      <text:p text:style-name="P131">Руководитель практики<text:s/>от<text:s/>предприятия\организации</text:p>
      <text:p text:style-name="P132"><text:s text:c="60"/>______________ <text:s/>/_____________________</text:p>
      <text:p text:style-name="P133"><text:s text:c="57"/>(подпись)<text:tab/><text:s text:c="12"/>(инициалы и фамилия)</text:p>
      <text:p text:style-name="P134">М.П</text:p>
      <text:p text:style-name="P135"/>
      <text:p text:style-name="P136">Зачет по практике принят<text:s/>с оценкой _____________</text:p>
      <text:p text:style-name="P137">Руководитель учебной<text:s/>практики от техникума</text:p>
      <text:p text:style-name="P138">Мастер производственного<text:s/>обучения ______________/<text:s/>Шувалова<text:s/>Ю.В.</text:p>
      <text:p text:style-name="P139"/>
      <text:p text:style-name="P140">Зам. директора<text:s/></text:p>
      <text:p text:style-name="P141">по учебно-производственной работе _____________/Рязанцева Е.В.</text:p>
      <text:p text:style-name="P142"><text:span text:style-name="T143">«_____</text:span><text:span text:style-name="T144">_» _________________________202</text:span><text:span text:style-name="T145">4</text:span><text:span text:style-name="T146">г.</text:span></text:p>
      <text:p text:style-name="P147"/>
      <text:p text:style-name="P148">Содержание, выполненных во время прохождения</text:p>
      <text:p text:style-name="P149">практики, заданий и работ</text:p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Д</text:span><text:span text:style-name="T161">ата</text:span></text:p>
          </table:table-cell>
          <table:table-cell table:style-name="TableCell162">
            <text:p text:style-name="P163">Содержание работ</text:p>
          </table:table-cell>
          <table:table-cell table:style-name="TableCell164">
            <text:p text:style-name="P165">Вре-</text:p>
            <text:p text:style-name="P166">мя</text:p>
          </table:table-cell>
          <table:table-cell table:style-name="TableCell167">
            <text:p text:style-name="P168">Оцен-</text:p>
            <text:p text:style-name="P169">ка</text:p>
          </table:table-cell>
          <table:table-cell table:style-name="TableCell170">
            <text:p text:style-name="P171">Подпись</text:p>
          </table:table-cell>
        </table:table-row>
        <table:table-row table:style-name="TableRow172">
          <table:table-cell table:style-name="TableCell173">
            <text:p text:style-name="P174">3.09</text:p>
          </table:table-cell>
          <table:table-cell table:style-name="TableCell175">
            <text:p text:style-name="P176"><text:span text:style-name="T177">Правила техники безопасности.<text:s/></text:span><text:span text:style-name="T178">Заполнение дневника учебной практики.</text:span>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.09</text:p>
          </table:table-cell>
          <table:table-cell table:style-name="TableCell188">
            <text:p text:style-name="P189">Разработка игры на C#.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7.09</text:p>
            <text:p text:style-name="P199"/>
          </table:table-cell>
          <table:table-cell table:style-name="TableCell200">
            <text:p text:style-name="P201">Продумывание идеи и получение задач для создания игры.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9.09</text:p>
          </table:table-cell>
          <table:table-cell table:style-name="TableCell211">
            <text:p text:style-name="P212">Создание начальных локаций игры.</text:p>
          </table:table-cell>
          <table:table-cell table:style-name="TableCell213">
            <text:p text:style-name="P214">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0.09</text:p>
          </table:table-cell>
          <table:table-cell table:style-name="TableCell222">
            <text:p text:style-name="P223">Добавление противника в начальную локацию, изменение начального меню.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4.09</text:p>
          </table:table-cell>
          <table:table-cell table:style-name="TableCell233">
            <text:p text:style-name="P234">Добавление противнику здоровье.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16.09</text:p>
          </table:table-cell>
          <table:table-cell table:style-name="TableCell244">
            <text:p text:style-name="P245">Добавление звука в игру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17.09</text:p>
          </table:table-cell>
          <table:table-cell table:style-name="TableCell255">
            <text:p text:style-name="P256">Редактирование сцен и написание кода.</text:p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21.09</text:p>
          </table:table-cell>
          <table:table-cell table:style-name="TableCell266">
            <text:p text:style-name="P267">Редактирование сцен и написание кода.</text:p>
            <text:p text:style-name="P268"/>
          </table:table-cell>
          <table:table-cell table:style-name="TableCell269">
            <text:p text:style-name="P270">2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23.09</text:p>
          </table:table-cell>
          <table:table-cell table:style-name="TableCell278">
            <text:p text:style-name="P279">Редактирование сцен и написание кода.</text:p>
            <text:p text:style-name="P280"/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24.09</text:p>
          </table:table-cell>
          <table:table-cell table:style-name="TableCell290">
            <text:p text:style-name="P291">Редактирование сцен и написание кода.</text:p>
            <text:p text:style-name="P292"/>
          </table:table-cell>
          <table:table-cell table:style-name="TableCell293">
            <text:p text:style-name="P294">6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28.09</text:p>
          </table:table-cell>
          <table:table-cell table:style-name="TableCell302">
            <text:p text:style-name="P303">Редактирование сцен и написание кода.</text:p>
            <text:p text:style-name="P304"/>
          </table:table-cell>
          <table:table-cell table:style-name="TableCell305">
            <text:p text:style-name="P306">6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30.09</text:p>
          </table:table-cell>
          <table:table-cell table:style-name="TableCell314">
            <text:p text:style-name="P315">Ознакомление с базой данных. Создание и подключение БД.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1.10</text:p>
          </table:table-cell>
          <table:table-cell table:style-name="TableCell325">
            <text:p text:style-name="P326">Работа с базой данных. Подключение БД через классы.</text:p>
          </table:table-cell>
          <table:table-cell table:style-name="TableCell327">
            <text:p text:style-name="P328">2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2.10</text:p>
          </table:table-cell>
          <table:table-cell table:style-name="TableCell336">
            <text:p text:style-name="P337">Работа с БД в PhPMyAdmin.</text:p>
          </table:table-cell>
          <table:table-cell table:style-name="TableCell338">
            <text:p text:style-name="P339">2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5.10</text:p>
          </table:table-cell>
          <table:table-cell table:style-name="TableCell347">
            <text:p text:style-name="P348">Работа с БД в PhPMyAdmin. Знакомство с GitHub.</text:p>
          </table:table-cell>
          <table:table-cell table:style-name="TableCell349">
            <text:p text:style-name="P350">2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7.10</text:p>
          </table:table-cell>
          <table:table-cell table:style-name="TableCell358">
            <text:p text:style-name="P359">Работа с базой данных в PhpMyAdmin и Java</text:p>
          </table:table-cell>
          <table:table-cell table:style-name="TableCell360">
            <text:p text:style-name="P361">2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8.10</text:p>
          </table:table-cell>
          <table:table-cell table:style-name="TableCell369">
            <text:p text:style-name="P370">Работа с базой данных в PhpMyAdmin и Java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12.10</text:p>
          </table:table-cell>
          <table:table-cell table:style-name="TableCell380">
            <text:p text:style-name="P381">Работа с базой данных в PhpMyAdmin и Java</text:p>
          </table:table-cell>
          <table:table-cell table:style-name="TableCell382">
            <text:p text:style-name="P383">2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14.10</text:p>
          </table:table-cell>
          <table:table-cell table:style-name="TableCell391">
            <text:p text:style-name="P392">Работа с базой данных в PhpMyAdmin и Java</text:p>
            <text:p text:style-name="P393"/>
          </table:table-cell>
          <table:table-cell table:style-name="TableCell394">
            <text:p text:style-name="P395">2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15.10</text:p>
          </table:table-cell>
          <table:table-cell table:style-name="TableCell403">
            <text:p text:style-name="P404">Работа с базой данных в PhpMyAdmin и Java</text:p>
            <text:p text:style-name="P405"/>
          </table:table-cell>
          <table:table-cell table:style-name="TableCell406">
            <text:p text:style-name="P407">2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21.10</text:p>
          </table:table-cell>
          <table:table-cell table:style-name="TableCell415">
            <text:p text:style-name="P416">Заполнение дневника практики.</text:p>
          </table:table-cell>
          <table:table-cell table:style-name="TableCell417">
            <text:p text:style-name="P418">2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22.10</text:p>
          </table:table-cell>
          <table:table-cell table:style-name="TableCell426">
            <text:p text:style-name="P427">Создание проекта приложения с помощью Java и SceneBilder. Создание базы данных для проекта с помощью<text:s/>PhpMyAdmin.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26.10</text:p>
          </table:table-cell>
          <table:table-cell table:style-name="TableCell437">
            <text:p text:style-name="P438">Создание проекта приложения с помощью Java и SceneBilder. Создание базы данных для проекта с помощью.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28.10</text:p>
          </table:table-cell>
          <table:table-cell table:style-name="TableCell448">
            <text:p text:style-name="P449">Гетеры и Сетеры в Java.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</table:table>
      <text:p text:style-name="P478"/>
      <text:p text:style-name="P479">4. Практика студентов завершается аттестацией по итогам прохождения практики. Обязательным условием допуска к аттестации является предоставление студентом следующих документов:<text:s/></text:p>
      <text:p text:style-name="P480">– оформленный договор о проведении практики;</text:p>
      <text:p text:style-name="P481">– Дневник практики, заверенный подписью руководителя практики от предприятия и печатью предприятия;</text:p>
      <text:p text:style-name="P482">– характеристика работы студента по месту прохождения практики, заверенная подписью руководителя практики от предприятия и печатью предприятия.</text:p>
      <text:p text:style-name="P483">5. Студенты, не выполнившие программу производственной практики по уважительной причине, направляются на практику вторично, в свободное от учебы время.</text:p>
      <text:p text:style-name="P484">Студенты, не выполнившие без уважительной причины программу практики или получившие неудовлетворительную оценку, могут быть отчислены из учебного заведения, в соответствии с Положением о порядке ликвидации студентами техникума академической задолженности.</text:p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bottom="0in" fo:line-height="100%"/>
      <style:text-properties style:font-name-asian="Times New Roman" fo:font-weight="bold" style:font-weight-asian="bold" style:font-weight-complex="bold" style:font-size-complex="12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Times New Roman" style:font-name-asian="Calibri" style:font-name-complex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Основнойтекст" style:display-name="Основной текст" style:family="paragraph" style:parent-style-name="Обычный">
      <style:paragraph-properties fo:text-align="justify" fo:margin-bottom="0in" fo:line-height="100%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in" fo:line-height="100%" fo:text-indent="0.4923in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E" style:family="paragraph" style:parent-style-name="Обычный" style:next-style-name="Заголовок">
      <style:paragraph-properties fo:text-align="center" fo:margin-bottom="0in" fo:line-height="100%"/>
      <style:text-properties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958in" fo:margin-left="0.3937in" fo:margin-bottom="0.1972in" fo:margin-right="0.1972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Александр Макаров</dc:creator>
    <meta:creation-date>2024-10-28T09:48:00Z</meta:creation-date>
    <dc:date>2024-10-28T09:48:00Z</dc:date>
    <meta:template xlink:href="Normal.dotm" xlink:type="simple"/>
    <meta:editing-cycles>81</meta:editing-cycles>
    <meta:editing-duration>PT0S</meta:editing-duration>
    <meta:document-statistic meta:page-count="1" meta:paragraph-count="16" meta:word-count="1232" meta:character-count="8242" meta:row-count="58" meta:non-whitespace-character-count="7026"/>
  </office:meta>
</office:document-meta>
</file>